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deral" table:style-name="ta1">
        <table:table-column table:style-name="co1" table:number-columns-repeated="14" table:default-cell-style-name="Default"/>
        <table:table-row table:style-name="ro1">
          <table:table-cell office:value-type="string">
            <text:p>Parti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nservative</text:p>
          </table:table-cell>
          <table:table-cell office:value-type="string">
            <text:p>Liberal</text:p>
          </table:table-cell>
          <table:table-cell office:value-type="string">
            <text:p>NDP</text:p>
          </table:table-cell>
          <table:table-cell office:value-type="string">
            <text:p>Green</text:p>
          </table:table-cell>
          <table:table-cell office:value-type="string">
            <text:p>Bloc Quebecois</text:p>
          </table:table-cell>
          <table:table-cell office:value-type="string">
            <text:p>Social Credit</text:p>
          </table:table-cell>
          <table:table-cell office:value-type="string">
            <text:p>Independent</text:p>
          </table:table-cell>
          <table:table-cell office:value-type="string">
            <text:p>Other</text:p>
          </table:table-cell>
          <table:table-cell office:value-type="string">
            <text:p>Parti Acadien</text:p>
          </table:table-cell>
          <table:table-cell office:value-type="string">
            <text:p>Reform</text:p>
          </table:table-cell>
          <table:table-cell office:value-type="string">
            <text:p>Progressive Democrat</text:p>
          </table:table-cell>
          <table:table-cell office:value-type="string">
            <text:p>Unity</text:p>
          </table:table-cell>
          <table:table-cell office:value-type="string">
            <text:p>Marijuana</text:p>
          </table:table-cell>
        </table:table-row>
        <table:table-row table:style-name="ro1">
          <table:table-cell/>
          <table:table-cell office:value-type="string">
            <text:p>Con</text:p>
          </table:table-cell>
          <table:table-cell office:value-type="string">
            <text:p>Lib</text:p>
          </table:table-cell>
          <table:table-cell office:value-type="string">
            <text:p>NDP</text:p>
          </table:table-cell>
          <table:table-cell office:value-type="string">
            <text:p>Green</text:p>
          </table:table-cell>
          <table:table-cell office:value-type="string">
            <text:p>BQ</text:p>
          </table:table-cell>
          <table:table-cell office:value-type="string">
            <text:p>SoCred</text:p>
          </table:table-cell>
          <table:table-cell office:value-type="string">
            <text:p>Ind</text:p>
          </table:table-cell>
          <table:table-cell office:value-type="string">
            <text:p>Other</text:p>
          </table:table-cell>
          <table:table-cell office:value-type="string">
            <text:p>PA</text:p>
          </table:table-cell>
          <table:table-cell office:value-type="string">
            <text:p>Reform</text:p>
          </table:table-cell>
          <table:table-cell office:value-type="string">
            <text:p>ProgDem</text:p>
          </table:table-cell>
          <table:table-cell office:value-type="string">
            <text:p>Unity</text:p>
          </table:table-cell>
          <table:table-cell office:value-type="string">
            <text:p>MJ</text:p>
          </table:table-cell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red</text:p>
          </table:table-cell>
          <table:table-cell office:value-type="string">
            <text:p>orange</text:p>
          </table:table-cell>
          <table:table-cell office:value-type="string">
            <text:p>lightgreen</text:p>
          </table:table-cell>
          <table:table-cell office:value-type="string">
            <text:p>lightblue</text:p>
          </table:table-cell>
          <table:table-cell office:value-type="string">
            <text:p>green</text:p>
          </table:table-cell>
          <table:table-cell office:value-type="string">
            <text:p>black</text:p>
          </table:table-cell>
          <table:table-cell office:value-type="string">
            <text:p>purple</text:p>
          </table:table-cell>
          <table:table-cell office:value-type="string">
            <text:p>grey</text:p>
          </table:table-cell>
          <table:table-cell office:value-type="string">
            <text:p>#00BFFF</text:p>
          </table:table-cell>
          <table:table-cell office:value-type="string">
            <text:p>#AA99CC</text:p>
          </table:table-cell>
          <table:table-cell office:value-type="string">
            <text:p>#48d1cc</text:p>
          </table:table-cell>
          <table:table-cell office:value-type="string">
            <text:p>#D2B48C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>
            <text:p>Canadian Federal Election 1979</text:p>
          </table:table-cell>
          <table:table-cell table:number-columns-repeated="1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119">
            <text:p>119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11606">
            <text:p>4111606</text:p>
          </table:table-cell>
          <table:table-cell office:value-type="float" office:value="4595319">
            <text:p>4595319</text:p>
          </table:table-cell>
          <table:table-cell office:value-type="float" office:value="2048988">
            <text:p>2048988</text:p>
          </table:table-cell>
          <table:table-cell table:number-columns-repeated="2"/>
          <table:table-cell office:value-type="float" office:value="527604">
            <text:p>527604</text:p>
          </table:table-cell>
          <table:table-cell/>
          <table:table-cell table:formula="of:=62601 + 30518 + 21268 + 19514 + 16042 + 14231 + 9141 + 176" office:value-type="float" office:value="173491">
            <text:p>173491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Canadian Federal Election 2011</text:p>
          </table:table-cell>
          <table:table-cell table:number-columns-repeated="13"/>
        </table:table-row>
        <table:table-row table:style-name="ro1"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2401">
            <text:p>5832401</text:p>
          </table:table-cell>
          <table:table-cell office:value-type="float" office:value="2783175">
            <text:p>2783175</text:p>
          </table:table-cell>
          <table:table-cell office:value-type="float" office:value="4508474">
            <text:p>4508474</text:p>
          </table:table-cell>
          <table:table-cell office:value-type="float" office:value="576221">
            <text:p>576221</text:p>
          </table:table-cell>
          <table:table-cell office:value-type="float" office:value="889788">
            <text:p>889788</text:p>
          </table:table-cell>
          <table:table-cell/>
          <table:table-cell office:value-type="float" office:value="72731">
            <text:p>72731</text:p>
          </table:table-cell>
          <table:table-cell table:formula="of:=19218+10160+6017+5838+3819+3198+2925+2030+1864+1451+748+294+228" office:value-type="float" office:value="57790">
            <text:p>5779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anadian Federal Election 2015 (Unofficial)</text:p>
          </table:table-cell>
          <table:table-cell table:number-columns-repeated="13"/>
        </table:table-row>
        <table:table-row table:style-name="ro1"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84">
            <text:p>18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00496">
            <text:p>5600496</text:p>
          </table:table-cell>
          <table:table-cell office:value-type="float" office:value="6930136">
            <text:p>6930136</text:p>
          </table:table-cell>
          <table:table-cell office:value-type="float" office:value="3461262">
            <text:p>3461262</text:p>
          </table:table-cell>
          <table:table-cell office:value-type="float" office:value="605684">
            <text:p>605684</text:p>
          </table:table-cell>
          <table:table-cell office:value-type="float" office:value="818652">
            <text:p>818652</text:p>
          </table:table-cell>
          <table:table-cell/>
          <table:table-cell office:value-type="float" office:value="49905">
            <text:p>49905</text:p>
          </table:table-cell>
          <table:table-cell table:formula="of:=37407+15284+9105+8298+7349+4472+4382+1761+1626+1187+906+429+270+158+136+121+90+57" office:value-type="float" office:value="93038">
            <text:p>93038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New Brunswick Provincial Election 2006</text:p>
          </table:table-cell>
          <table:table-cell table:number-columns-repeated="1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7774">
            <text:p>177774</text:p>
          </table:table-cell>
          <table:table-cell office:value-type="float" office:value="176410">
            <text:p>176410</text:p>
          </table:table-cell>
          <table:table-cell office:value-type="float" office:value="19212">
            <text:p>19212</text:p>
          </table:table-cell>
          <table:table-cell table:number-columns-repeated="3"/>
          <table:table-cell office:value-type="float" office:value="935">
            <text:p>935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New Brunswick Provincial Election 1987</text:p>
          </table:table-cell>
          <table:table-cell table:number-columns-repeated="1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6798">
            <text:p>116798</text:p>
          </table:table-cell>
          <table:table-cell office:value-type="float" office:value="246702">
            <text:p>246702</text:p>
          </table:table-cell>
          <table:table-cell office:value-type="float" office:value="43033">
            <text:p>43033</text:p>
          </table:table-cell>
          <table:table-cell table:number-columns-repeated="3"/>
          <table:table-cell office:value-type="float" office:value="1933">
            <text:p>1933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New Brunswick Provincial Election 1974</text:p>
          </table:table-cell>
          <table:table-cell table:number-columns-repeated="1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304">
            <text:p>145304</text:p>
          </table:table-cell>
          <table:table-cell office:value-type="float" office:value="147372">
            <text:p>147372</text:p>
          </table:table-cell>
          <table:table-cell office:value-type="float" office:value="9092">
            <text:p>9092</text:p>
          </table:table-cell>
          <table:table-cell table:number-columns-repeated="3"/>
          <table:table-cell office:value-type="float" office:value="4723">
            <text:p>4723</text:p>
          </table:table-cell>
          <table:table-cell/>
          <table:table-cell office:value-type="float" office:value="3607">
            <text:p>3607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Canadian Federal Election 2008</text:p>
          </table:table-cell>
          <table:table-cell table:number-columns-repeated="4"/>
          <table:table-cell office:value-type="string">
            <text:p>s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09069">
            <text:p>5209069</text:p>
          </table:table-cell>
          <table:table-cell office:value-type="float" office:value="3633185">
            <text:p>3633185</text:p>
          </table:table-cell>
          <table:table-cell office:value-type="float" office:value="2515288">
            <text:p>2515288</text:p>
          </table:table-cell>
          <table:table-cell office:value-type="float" office:value="937613">
            <text:p>937613</text:p>
          </table:table-cell>
          <table:table-cell office:value-type="float" office:value="1379991">
            <text:p>1379991</text:p>
          </table:table-cell>
          <table:table-cell/>
          <table:table-cell office:value-type="float" office:value="94844">
            <text:p>94844</text:p>
          </table:table-cell>
          <table:table-cell table:formula="of:=26475+8565+7300+5860+3572+3455+2298+2122+1713+1611+527+425+195+186" office:value-type="float" office:value="64304">
            <text:p>64304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Alberta Provincial Election 1979</text:p>
          </table:table-cell>
          <table:table-cell table:number-columns-repeated="1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8097">
            <text:p>408097</text:p>
          </table:table-cell>
          <table:table-cell office:value-type="float" office:value="43792">
            <text:p>43792</text:p>
          </table:table-cell>
          <table:table-cell office:value-type="float" office:value="111984">
            <text:p>111984</text:p>
          </table:table-cell>
          <table:table-cell table:number-columns-repeated="2"/>
          <table:table-cell office:value-type="float" office:value="141284">
            <text:p>141284</text:p>
          </table:table-cell>
          <table:table-cell/>
          <table:table-cell table:formula="of:=3430+1613+403+357" office:value-type="float" office:value="5803">
            <text:p>580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British Columbia Provincial Election 199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1929">
            <text:p>661929</text:p>
          </table:table-cell>
          <table:table-cell office:value-type="float" office:value="624395">
            <text:p>624395</text:p>
          </table:table-cell>
          <table:table-cell office:value-type="float" office:value="31511">
            <text:p>31511</text:p>
          </table:table-cell>
          <table:table-cell table:number-columns-repeated="2"/>
          <table:table-cell office:value-type="float" office:value="10067">
            <text:p>10067</text:p>
          </table:table-cell>
          <table:table-cell table:formula="of:=6276+4150+2919+2041+1002+374+291+218" office:value-type="float" office:value="17271">
            <text:p>17271</text:p>
          </table:table-cell>
          <table:table-cell/>
          <table:table-cell office:value-type="float" office:value="146734">
            <text:p>146734</text:p>
          </table:table-cell>
          <table:table-cell office:value-type="float" office:value="90797">
            <text:p>90797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British Columbia Provincial Election 200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16888">
            <text:p>916888</text:p>
          </table:table-cell>
          <table:table-cell office:value-type="float" office:value="343156">
            <text:p>343156</text:p>
          </table:table-cell>
          <table:table-cell office:value-type="float" office:value="197231">
            <text:p>197231</text:p>
          </table:table-cell>
          <table:table-cell table:number-columns-repeated="2"/>
          <table:table-cell office:value-type="float" office:value="14588">
            <text:p>14588</text:p>
          </table:table-cell>
          <table:table-cell table:formula="of:=3439+3380+2417+1948+1636+727+720+621+584+399+381+240+147+82+49+41" office:value-type="float" office:value="16811">
            <text:p>16811</text:p>
          </table:table-cell>
          <table:table-cell table:number-columns-repeated="3"/>
          <table:table-cell office:value-type="float" office:value="51426">
            <text:p>51426</text:p>
          </table:table-cell>
          <table:table-cell office:value-type="float" office:value="51206">
            <text:p>51206</text:p>
          </table:table-cell>
        </table:table-row>
      </table:table>
      <table:table table:name="New Zealand" table:style-name="ta1">
        <table:table-column table:style-name="co1" table:number-columns-repeated="10" table:default-cell-style-name="Default"/>
        <table:table-row table:style-name="ro1">
          <table:table-cell office:value-type="string">
            <text:p>Parti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ational</text:p>
          </table:table-cell>
          <table:table-cell office:value-type="string">
            <text:p>Labour</text:p>
          </table:table-cell>
          <table:table-cell office:value-type="string">
            <text:p>Social Credit</text:p>
          </table:table-cell>
          <table:table-cell office:value-type="string">
            <text:p>Values</text:p>
          </table:table-cell>
          <table:table-cell office:value-type="string">
            <text:p>Green</text:p>
          </table:table-cell>
          <table:table-cell office:value-type="string">
            <text:p>New Zealand First</text:p>
          </table:table-cell>
          <table:table-cell office:value-type="string">
            <text:p>Independent</text:p>
          </table:table-cell>
          <table:table-cell office:value-type="string">
            <text:p>Other</text:p>
          </table:table-cell>
          <table:table-cell office:value-type="string">
            <text:p>Mana Motuhake</text:p>
          </table:table-cell>
        </table:table-row>
        <table:table-row table:style-name="ro1">
          <table:table-cell/>
          <table:table-cell office:value-type="string">
            <text:p>National</text:p>
          </table:table-cell>
          <table:table-cell office:value-type="string">
            <text:p>Labour</text:p>
          </table:table-cell>
          <table:table-cell office:value-type="string">
            <text:p>SoCred</text:p>
          </table:table-cell>
          <table:table-cell office:value-type="string">
            <text:p>Values</text:p>
          </table:table-cell>
          <table:table-cell office:value-type="string">
            <text:p>Green</text:p>
          </table:table-cell>
          <table:table-cell office:value-type="string">
            <text:p>NZ First</text:p>
          </table:table-cell>
          <table:table-cell office:value-type="string">
            <text:p>Ind</text:p>
          </table:table-cell>
          <table:table-cell office:value-type="string">
            <text:p>Other</text:p>
          </table:table-cell>
          <table:table-cell office:value-type="string">
            <text:p>MM</text:p>
          </table:table-cell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red</text:p>
          </table:table-cell>
          <table:table-cell office:value-type="string">
            <text:p>yellow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black</text:p>
          </table:table-cell>
          <table:table-cell office:value-type="string">
            <text:p>purple</text:p>
          </table:table-cell>
          <table:table-cell office:value-type="string">
            <text:p>#c3214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New Zealand 1978</text:p>
          </table:table-cell>
          <table:table-cell table:number-columns-repeated="9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0991">
            <text:p>680991</text:p>
          </table:table-cell>
          <table:table-cell office:value-type="float" office:value="691076">
            <text:p>691076</text:p>
          </table:table-cell>
          <table:table-cell office:value-type="float" office:value="274756">
            <text:p>274756</text:p>
          </table:table-cell>
          <table:table-cell office:value-type="float" office:value="41220">
            <text:p>41220</text:p>
          </table:table-cell>
          <table:table-cell table:number-columns-repeated="2"/>
          <table:table-cell office:value-type="float" office:value="22130">
            <text:p>22130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New Zealand 1981</text:p>
          </table:table-cell>
          <table:table-cell table:number-columns-repeated="9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98508">
            <text:p>698508</text:p>
          </table:table-cell>
          <table:table-cell office:value-type="float" office:value="702630">
            <text:p>702630</text:p>
          </table:table-cell>
          <table:table-cell office:value-type="float" office:value="372056">
            <text:p>372056</text:p>
          </table:table-cell>
          <table:table-cell office:value-type="float" office:value="3460">
            <text:p>3460</text:p>
          </table:table-cell>
          <table:table-cell table:number-columns-repeated="2"/>
          <table:table-cell office:value-type="float" office:value="17897">
            <text:p>17897</text:p>
          </table:table-cell>
          <table:table-cell office:value-type="float" office:value="5096">
            <text:p>5096</text:p>
          </table:table-cell>
          <table:table-cell office:value-type="float" office:value="8332">
            <text:p>8332</text:p>
          </table:table-cell>
        </table:table-row>
      </table:table>
      <table:table table:name="MMPR NZ" table:style-name="ta1">
        <table:table-column table:style-name="co1" table:number-columns-repeated="16" table:default-cell-style-name="Default"/>
        <table:table-row table:style-name="ro1">
          <table:table-cell office:value-type="string">
            <text:p>Parti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National</text:p>
          </table:table-cell>
          <table:table-cell office:value-type="string">
            <text:p>Labour</text:p>
          </table:table-cell>
          <table:table-cell office:value-type="string">
            <text:p>Social Credit</text:p>
          </table:table-cell>
          <table:table-cell office:value-type="string">
            <text:p>Values</text:p>
          </table:table-cell>
          <table:table-cell office:value-type="string">
            <text:p>Green</text:p>
          </table:table-cell>
          <table:table-cell office:value-type="string">
            <text:p>New Zealand First</text:p>
          </table:table-cell>
          <table:table-cell office:value-type="string">
            <text:p>Independent</text:p>
          </table:table-cell>
          <table:table-cell office:value-type="string">
            <text:p>Other</text:p>
          </table:table-cell>
          <table:table-cell office:value-type="string">
            <text:p>Mana Motuhake</text:p>
          </table:table-cell>
          <table:table-cell office:value-type="string">
            <text:p>Alliance</text:p>
          </table:table-cell>
          <table:table-cell office:value-type="string">
            <text:p>ACT</text:p>
          </table:table-cell>
          <table:table-cell office:value-type="string">
            <text:p>United New Zealand</text:p>
          </table:table-cell>
          <table:table-cell office:value-type="string">
            <text:p>United Future</text:p>
          </table:table-cell>
          <table:table-cell office:value-type="string">
            <text:p>Progressive</text:p>
          </table:table-cell>
          <table:table-cell office:value-type="string">
            <text:p>Maori</text:p>
          </table:table-cell>
        </table:table-row>
        <table:table-row table:style-name="ro1">
          <table:table-cell/>
          <table:table-cell office:value-type="string">
            <text:p>National</text:p>
          </table:table-cell>
          <table:table-cell office:value-type="string">
            <text:p>Labour</text:p>
          </table:table-cell>
          <table:table-cell office:value-type="string">
            <text:p>SoCred</text:p>
          </table:table-cell>
          <table:table-cell office:value-type="string">
            <text:p>Values</text:p>
          </table:table-cell>
          <table:table-cell office:value-type="string">
            <text:p>Green</text:p>
          </table:table-cell>
          <table:table-cell office:value-type="string">
            <text:p>NZ First</text:p>
          </table:table-cell>
          <table:table-cell office:value-type="string">
            <text:p>Ind</text:p>
          </table:table-cell>
          <table:table-cell office:value-type="string">
            <text:p>Other</text:p>
          </table:table-cell>
          <table:table-cell office:value-type="string">
            <text:p>MM</text:p>
          </table:table-cell>
          <table:table-cell office:value-type="string">
            <text:p>Alliance</text:p>
          </table:table-cell>
          <table:table-cell office:value-type="string">
            <text:p>ACT</text:p>
          </table:table-cell>
          <table:table-cell office:value-type="string">
            <text:p>United</text:p>
          </table:table-cell>
          <table:table-cell office:value-type="string">
            <text:p>UF</text:p>
          </table:table-cell>
          <table:table-cell office:value-type="string">
            <text:p>Prog</text:p>
          </table:table-cell>
          <table:table-cell office:value-type="string">
            <text:p>Maori</text:p>
          </table:table-cell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red</text:p>
          </table:table-cell>
          <table:table-cell office:value-type="string">
            <text:p>yellow</text:p>
          </table:table-cell>
          <table:table-cell table:number-columns-repeated="2" office:value-type="string">
            <text:p>green</text:p>
          </table:table-cell>
          <table:table-cell table:number-columns-repeated="2" office:value-type="string">
            <text:p>black</text:p>
          </table:table-cell>
          <table:table-cell office:value-type="string">
            <text:p>purple</text:p>
          </table:table-cell>
          <table:table-cell office:value-type="string">
            <text:p>#c32148</text:p>
          </table:table-cell>
          <table:table-cell office:value-type="string">
            <text:p>lightgreen</text:p>
          </table:table-cell>
          <table:table-cell office:value-type="string">
            <text:p>yellow</text:p>
          </table:table-cell>
          <table:table-cell table:number-columns-repeated="2" office:value-type="string">
            <text:p>#501557</text:p>
          </table:table-cell>
          <table:table-cell office:value-type="string">
            <text:p>#9e9e9e</text:p>
          </table:table-cell>
          <table:table-cell office:value-type="string">
            <text:p>#ef4a4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New Zealand 2014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31501">
            <text:p>1131501</text:p>
          </table:table-cell>
          <table:table-cell office:value-type="float" office:value="604534">
            <text:p>604534</text:p>
          </table:table-cell>
          <table:table-cell table:number-columns-repeated="2"/>
          <table:table-cell office:value-type="float" office:value="257356">
            <text:p>257356</text:p>
          </table:table-cell>
          <table:table-cell office:value-type="float" office:value="208300">
            <text:p>208300</text:p>
          </table:table-cell>
          <table:table-cell/>
          <table:table-cell office:value-type="float" office:value="150104">
            <text:p>150104</text:p>
          </table:table-cell>
          <table:table-cell table:number-columns-repeated="2"/>
          <table:table-cell office:value-type="float" office:value="16689">
            <text:p>16689</text:p>
          </table:table-cell>
          <table:table-cell/>
          <table:table-cell office:value-type="float" office:value="5286">
            <text:p>5286</text:p>
          </table:table-cell>
          <table:table-cell/>
          <table:table-cell office:value-type="float" office:value="31850">
            <text:p>3185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New Zealand 2011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2">
            <text:p>42</text:p>
          </table:table-cell>
          <table:table-cell office:value-type="float" office:value="22">
            <text:p>22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58636">
            <text:p>1058636</text:p>
          </table:table-cell>
          <table:table-cell office:value-type="float" office:value="614937">
            <text:p>614937</text:p>
          </table:table-cell>
          <table:table-cell table:number-columns-repeated="2"/>
          <table:table-cell office:value-type="float" office:value="247372">
            <text:p>247372</text:p>
          </table:table-cell>
          <table:table-cell office:value-type="float" office:value="147544">
            <text:p>147544</text:p>
          </table:table-cell>
          <table:table-cell/>
          <table:table-cell office:value-type="float" office:value="75493">
            <text:p>75493</text:p>
          </table:table-cell>
          <table:table-cell office:value-type="float" office:value="24168">
            <text:p>24168</text:p>
          </table:table-cell>
          <table:table-cell/>
          <table:table-cell office:value-type="float" office:value="23889">
            <text:p>23889</text:p>
          </table:table-cell>
          <table:table-cell/>
          <table:table-cell office:value-type="float" office:value="13443">
            <text:p>13443</text:p>
          </table:table-cell>
          <table:table-cell/>
          <table:table-cell office:value-type="float" office:value="31982">
            <text:p>3198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New Zealand 1996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1315">
            <text:p>701315</text:p>
          </table:table-cell>
          <table:table-cell office:value-type="float" office:value="584159">
            <text:p>584159</text:p>
          </table:table-cell>
          <table:table-cell table:number-columns-repeated="3"/>
          <table:table-cell office:value-type="float" office:value="276603">
            <text:p>276603</text:p>
          </table:table-cell>
          <table:table-cell/>
          <table:table-cell office:value-type="float" office:value="156248">
            <text:p>156248</text:p>
          </table:table-cell>
          <table:table-cell/>
          <table:table-cell office:value-type="float" office:value="209347">
            <text:p>209347</text:p>
          </table:table-cell>
          <table:table-cell office:value-type="float" office:value="126442">
            <text:p>126442</text:p>
          </table:table-cell>
          <table:table-cell office:value-type="float" office:value="18245">
            <text:p>1824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New Zealand 1999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9932">
            <text:p>629932</text:p>
          </table:table-cell>
          <table:table-cell office:value-type="float" office:value="800199">
            <text:p>800199</text:p>
          </table:table-cell>
          <table:table-cell table:number-columns-repeated="2"/>
          <table:table-cell office:value-type="float" office:value="106560">
            <text:p>106560</text:p>
          </table:table-cell>
          <table:table-cell office:value-type="float" office:value="87926">
            <text:p>87926</text:p>
          </table:table-cell>
          <table:table-cell/>
          <table:table-cell office:value-type="float" office:value="124460">
            <text:p>124460</text:p>
          </table:table-cell>
          <table:table-cell/>
          <table:table-cell office:value-type="float" office:value="159859">
            <text:p>159859</text:p>
          </table:table-cell>
          <table:table-cell office:value-type="float" office:value="159493">
            <text:p>159493</text:p>
          </table:table-cell>
          <table:table-cell office:value-type="float" office:value="11065">
            <text:p>11065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New Zealand 2002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425310">
            <text:p>425310</text:p>
          </table:table-cell>
          <table:table-cell office:value-type="float" office:value="838219">
            <text:p>838219</text:p>
          </table:table-cell>
          <table:table-cell table:number-columns-repeated="2"/>
          <table:table-cell office:value-type="float" office:value="142250">
            <text:p>142250</text:p>
          </table:table-cell>
          <table:table-cell office:value-type="float" office:value="210912">
            <text:p>210912</text:p>
          </table:table-cell>
          <table:table-cell/>
          <table:table-cell office:value-type="float" office:value="99388">
            <text:p>99388</text:p>
          </table:table-cell>
          <table:table-cell table:number-columns-repeated="2"/>
          <table:table-cell office:value-type="float" office:value="145078">
            <text:p>145078</text:p>
          </table:table-cell>
          <table:table-cell/>
          <table:table-cell office:value-type="float" office:value="135918">
            <text:p>135918</text:p>
          </table:table-cell>
          <table:table-cell office:value-type="float" office:value="34542">
            <text:p>34542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New Zealand 2005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31">
            <text:p>3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89813">
            <text:p>889813</text:p>
          </table:table-cell>
          <table:table-cell office:value-type="float" office:value="935319">
            <text:p>935319</text:p>
          </table:table-cell>
          <table:table-cell table:number-columns-repeated="2"/>
          <table:table-cell office:value-type="float" office:value="120521">
            <text:p>120521</text:p>
          </table:table-cell>
          <table:table-cell office:value-type="float" office:value="130115">
            <text:p>130115</text:p>
          </table:table-cell>
          <table:table-cell/>
          <table:table-cell office:value-type="float" office:value="29828">
            <text:p>29828</text:p>
          </table:table-cell>
          <table:table-cell table:number-columns-repeated="2"/>
          <table:table-cell office:value-type="float" office:value="34469">
            <text:p>34469</text:p>
          </table:table-cell>
          <table:table-cell/>
          <table:table-cell office:value-type="float" office:value="60860">
            <text:p>60860</text:p>
          </table:table-cell>
          <table:table-cell office:value-type="float" office:value="26441">
            <text:p>26441</text:p>
          </table:table-cell>
          <table:table-cell office:value-type="float" office:value="48263">
            <text:p>48263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New Zealand 2008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53398">
            <text:p>1053398</text:p>
          </table:table-cell>
          <table:table-cell office:value-type="float" office:value="796880">
            <text:p>796880</text:p>
          </table:table-cell>
          <table:table-cell table:number-columns-repeated="2"/>
          <table:table-cell office:value-type="float" office:value="157613">
            <text:p>157613</text:p>
          </table:table-cell>
          <table:table-cell table:number-columns-repeated="2"/>
          <table:table-cell office:value-type="float" office:value="153461">
            <text:p>153461</text:p>
          </table:table-cell>
          <table:table-cell table:number-columns-repeated="2"/>
          <table:table-cell office:value-type="float" office:value="85496">
            <text:p>85496</text:p>
          </table:table-cell>
          <table:table-cell/>
          <table:table-cell office:value-type="float" office:value="20497">
            <text:p>20497</text:p>
          </table:table-cell>
          <table:table-cell office:value-type="float" office:value="21241">
            <text:p>21241</text:p>
          </table:table-cell>
          <table:table-cell office:value-type="float" office:value="55980">
            <text:p>55980</text:p>
          </table:table-cell>
        </table:table-row>
      </table:table>
      <table:table table:name="Lesotho" table:style-name="ta1">
        <table:table-column table:style-name="co1" table:number-columns-repeated="8" table:default-cell-style-name="Default"/>
        <table:table-row table:style-name="ro1">
          <table:table-cell office:value-type="string">
            <text:p>Part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esotho Congress for Democracy</text:p>
          </table:table-cell>
          <table:table-cell office:value-type="string">
            <text:p>Basutoland Congress Party</text:p>
          </table:table-cell>
          <table:table-cell office:value-type="string">
            <text:p>Basotho National Party</text:p>
          </table:table-cell>
          <table:table-cell office:value-type="string">
            <text:p>Marematlou Freedom Party</text:p>
          </table:table-cell>
          <table:table-cell office:value-type="string">
            <text:p>Independent</text:p>
          </table:table-cell>
          <table:table-cell office:value-type="string">
            <text:p>Other</text:p>
          </table:table-cell>
          <table:table-cell office:value-type="string">
            <text:p>All Basotho Convention</text:p>
          </table:table-cell>
        </table:table-row>
        <table:table-row table:style-name="ro1">
          <table:table-cell/>
          <table:table-cell office:value-type="string">
            <text:p>LCD</text:p>
          </table:table-cell>
          <table:table-cell office:value-type="string">
            <text:p>BCP</text:p>
          </table:table-cell>
          <table:table-cell office:value-type="string">
            <text:p>BNP</text:p>
          </table:table-cell>
          <table:table-cell office:value-type="string">
            <text:p>MFP</text:p>
          </table:table-cell>
          <table:table-cell office:value-type="string">
            <text:p>Ind</text:p>
          </table:table-cell>
          <table:table-cell office:value-type="string">
            <text:p>Other</text:p>
          </table:table-cell>
          <table:table-cell office:value-type="string">
            <text:p>ABC</text:p>
          </table:table-cell>
        </table:table-row>
        <table:table-row table:style-name="ro1">
          <table:table-cell/>
          <table:table-cell office:value-type="string">
            <text:p>#78a22c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office:value-type="string">
            <text:p>maroon</text:p>
          </table:table-cell>
          <table:table-cell office:value-type="string">
            <text:p>black</text:p>
          </table:table-cell>
          <table:table-cell office:value-type="string">
            <text:p>purple</text:p>
          </table:table-cell>
          <table:table-cell office:value-type="string">
            <text:p>yellow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esotho 19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8355">
            <text:p>398355</text:p>
          </table:table-cell>
          <table:table-cell office:value-type="float" office:value="120686">
            <text:p>120686</text:p>
          </table:table-cell>
          <table:table-cell office:value-type="float" office:value="7650">
            <text:p>7650</text:p>
          </table:table-cell>
          <table:table-cell office:value-type="float" office:value="2753">
            <text:p>2753</text:p>
          </table:table-cell>
          <table:table-cell table:formula="of:=947+646+582+417+244+241+63+51+43+7650" office:value-type="float" office:value="10884">
            <text:p>1088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esotho 1998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55049">
            <text:p>355049</text:p>
          </table:table-cell>
          <table:table-cell office:value-type="float" office:value="61793">
            <text:p>61793</text:p>
          </table:table-cell>
          <table:table-cell office:value-type="float" office:value="143073">
            <text:p>143073</text:p>
          </table:table-cell>
          <table:table-cell office:value-type="float" office:value="7460">
            <text:p>7460</text:p>
          </table:table-cell>
          <table:table-cell/>
          <table:table-cell table:formula="of:=17365+7640" office:value-type="float" office:value="25005">
            <text:p>25005</text:p>
          </table:table-cell>
          <table:table-cell/>
        </table:table-row>
      </table:table>
      <table:table table:name="MMPR Lesotho" table:style-name="ta1">
        <table:table-column table:style-name="co1" table:number-columns-repeated="19" table:default-cell-style-name="Default"/>
        <table:table-row table:style-name="ro1">
          <table:table-cell office:value-type="string">
            <text:p>Parties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Lesotho Congress for Democracy</text:p>
          </table:table-cell>
          <table:table-cell office:value-type="string">
            <text:p>Basutoland Congress Party</text:p>
          </table:table-cell>
          <table:table-cell office:value-type="string">
            <text:p>Basotho National Party</text:p>
          </table:table-cell>
          <table:table-cell office:value-type="string">
            <text:p>Marematlou Freedom Party</text:p>
          </table:table-cell>
          <table:table-cell office:value-type="string">
            <text:p>Independent</text:p>
          </table:table-cell>
          <table:table-cell office:value-type="string">
            <text:p>Other</text:p>
          </table:table-cell>
          <table:table-cell office:value-type="string">
            <text:p>All Basotho Convention</text:p>
          </table:table-cell>
          <table:table-cell office:value-type="string">
            <text:p>Lesotho People's Congress</text:p>
          </table:table-cell>
          <table:table-cell office:value-type="string">
            <text:p>National Independent Party</text:p>
          </table:table-cell>
          <table:table-cell office:value-type="string">
            <text:p>Basutoland African Congress</text:p>
          </table:table-cell>
          <table:table-cell office:value-type="string">
            <text:p>Lesotho Workers Party</text:p>
          </table:table-cell>
          <table:table-cell office:value-type="string">
            <text:p>Popular Front for Democracy</text:p>
          </table:table-cell>
          <table:table-cell office:value-type="string">
            <text:p>National Progressive Party</text:p>
          </table:table-cell>
          <table:table-cell office:value-type="string">
            <text:p>Alliance of Congress Parties</text:p>
          </table:table-cell>
          <table:table-cell office:value-type="string">
            <text:p>Basotho Democratic National Party</text:p>
          </table:table-cell>
          <table:table-cell office:value-type="string">
            <text:p>Basotho Batho Democratic Party</text:p>
          </table:table-cell>
          <table:table-cell office:value-type="string">
            <text:p>Democratic Congress</text:p>
          </table:table-cell>
          <table:table-cell office:value-type="string">
            <text:p>Reformed Congress of Lesotho</text:p>
          </table:table-cell>
        </table:table-row>
        <table:table-row table:style-name="ro1">
          <table:table-cell/>
          <table:table-cell office:value-type="string">
            <text:p>LCD</text:p>
          </table:table-cell>
          <table:table-cell office:value-type="string">
            <text:p>BCP</text:p>
          </table:table-cell>
          <table:table-cell office:value-type="string">
            <text:p>BNP</text:p>
          </table:table-cell>
          <table:table-cell office:value-type="string">
            <text:p>MFP</text:p>
          </table:table-cell>
          <table:table-cell office:value-type="string">
            <text:p>Ind</text:p>
          </table:table-cell>
          <table:table-cell office:value-type="string">
            <text:p>Other</text:p>
          </table:table-cell>
          <table:table-cell office:value-type="string">
            <text:p>ABC</text:p>
          </table:table-cell>
          <table:table-cell office:value-type="string">
            <text:p>LPC</text:p>
          </table:table-cell>
          <table:table-cell office:value-type="string">
            <text:p>NIP</text:p>
          </table:table-cell>
          <table:table-cell office:value-type="string">
            <text:p>BAC</text:p>
          </table:table-cell>
          <table:table-cell office:value-type="string">
            <text:p>LWP</text:p>
          </table:table-cell>
          <table:table-cell office:value-type="string">
            <text:p>PFD</text:p>
          </table:table-cell>
          <table:table-cell office:value-type="string">
            <text:p>NPP</text:p>
          </table:table-cell>
          <table:table-cell office:value-type="string">
            <text:p>ACP</text:p>
          </table:table-cell>
          <table:table-cell office:value-type="string">
            <text:p>BDNP</text:p>
          </table:table-cell>
          <table:table-cell office:value-type="string">
            <text:p>BBDP</text:p>
          </table:table-cell>
          <table:table-cell office:value-type="string">
            <text:p>DC</text:p>
          </table:table-cell>
          <table:table-cell office:value-type="string">
            <text:p>RCL</text:p>
          </table:table-cell>
        </table:table-row>
        <table:table-row table:style-name="ro1">
          <table:table-cell/>
          <table:table-cell office:value-type="string">
            <text:p>#78a22c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office:value-type="string">
            <text:p>maroon</text:p>
          </table:table-cell>
          <table:table-cell office:value-type="string">
            <text:p>black</text:p>
          </table:table-cell>
          <table:table-cell office:value-type="string">
            <text:p>purple</text:p>
          </table:table-cell>
          <table:table-cell office:value-type="string">
            <text:p>yellow</text:p>
          </table:table-cell>
          <table:table-cell office:value-type="string">
            <text:p>grey</text:p>
          </table:table-cell>
          <table:table-cell office:value-type="string">
            <text:p>pink</text:p>
          </table:table-cell>
          <table:table-cell office:value-type="string">
            <text:p>grey</text:p>
          </table:table-cell>
          <table:table-cell office:value-type="string">
            <text:p>brown</text:p>
          </table:table-cell>
          <table:table-cell table:number-columns-repeated="5" office:value-type="string">
            <text:p>grey</text:p>
          </table:table-cell>
          <table:table-cell office:value-type="string">
            <text:p>red</text:p>
          </table:table-cell>
          <table:table-cell office:value-type="string">
            <text:p>grey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Lesotho 200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>
            <text:p>7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4316">
            <text:p>304316</text:p>
          </table:table-cell>
          <table:table-cell/>
          <table:table-cell office:value-type="float" office:value="124234">
            <text:p>124234</text:p>
          </table:table-cell>
          <table:table-cell office:value-type="float" office:value="6890">
            <text:p>6890</text:p>
          </table:table-cell>
          <table:table-cell/>
          <table:table-cell table:formula="of:=1919+1671+1584+1155+901+542" office:value-type="float" office:value="7772">
            <text:p>7772</text:p>
          </table:table-cell>
          <table:table-cell/>
          <table:table-cell office:value-type="float" office:value="32046">
            <text:p>32046</text:p>
          </table:table-cell>
          <table:table-cell office:value-type="float" office:value="30346">
            <text:p>30346</text:p>
          </table:table-cell>
          <table:table-cell office:value-type="float" office:value="16095">
            <text:p>16095</text:p>
          </table:table-cell>
          <table:table-cell office:value-type="float" office:value="7788">
            <text:p>7788</text:p>
          </table:table-cell>
          <table:table-cell office:value-type="float" office:value="6330">
            <text:p>6330</text:p>
          </table:table-cell>
          <table:table-cell office:value-type="float" office:value="3985">
            <text:p>3985</text:p>
          </table:table-cell>
          <table:table-cell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Lesotho 2007</text:p>
          </table:table-cell>
          <table:table-cell table:number-columns-repeated="18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823">
            <text:p>9823</text:p>
          </table:table-cell>
          <table:table-cell office:value-type="float" office:value="29965">
            <text:p>29965</text:p>
          </table:table-cell>
          <table:table-cell office:value-type="float" office:value="9129">
            <text:p>9129</text:p>
          </table:table-cell>
          <table:table-cell/>
          <table:table-cell office:value-type="float" office:value="3984">
            <text:p>3984</text:p>
          </table:table-cell>
          <table:table-cell office:value-type="float" office:value="0">
            <text:p>0</text:p>
          </table:table-cell>
          <table:table-cell/>
          <table:table-cell office:value-type="float" office:value="229602">
            <text:p>229602</text:p>
          </table:table-cell>
          <table:table-cell/>
          <table:table-cell office:value-type="float" office:value="107463">
            <text:p>107463</text:p>
          </table:table-cell>
          <table:table-cell office:value-type="float" office:value="15477">
            <text:p>15477</text:p>
          </table:table-cell>
          <table:table-cell/>
          <table:table-cell office:value-type="float" office:value="20263">
            <text:p>20263</text:p>
          </table:table-cell>
          <table:table-cell office:value-type="float" office:value="8783">
            <text:p>8783</text:p>
          </table:table-cell>
          <table:table-cell office:value-type="float" office:value="8474">
            <text:p>8474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Lesotho 2012</text:p>
          </table:table-cell>
          <table:table-cell table:number-columns-repeated="18"/>
        </table:table-row>
        <table:table-row table:style-name="ro1">
          <table:table-cell/>
          <table:table-cell table:number-columns-repeated="9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121076">
            <text:p>121076</text:p>
          </table:table-cell>
          <table:table-cell office:value-type="float" office:value="2531">
            <text:p>2531</text:p>
          </table:table-cell>
          <table:table-cell office:value-type="float" office:value="23788">
            <text:p>23788</text:p>
          </table:table-cell>
          <table:table-cell office:value-type="float" office:value="3300">
            <text:p>3300</text:p>
          </table:table-cell>
          <table:table-cell office:value-type="float" office:value="5502">
            <text:p>5502</text:p>
          </table:table-cell>
          <table:table-cell table:formula="of:=1933+1691+1227+1081+714+252" office:value-type="float" office:value="6898">
            <text:p>6898</text:p>
          </table:table-cell>
          <table:table-cell office:value-type="float" office:value="138917">
            <text:p>138917</text:p>
          </table:table-cell>
          <table:table-cell office:value-type="float" office:value="5021">
            <text:p>5021</text:p>
          </table:table-cell>
          <table:table-cell office:value-type="float" office:value="6880">
            <text:p>6880</text:p>
          </table:table-cell>
          <table:table-cell/>
          <table:table-cell office:value-type="float" office:value="2408">
            <text:p>2408</text:p>
          </table:table-cell>
          <table:table-cell office:value-type="float" office:value="11166">
            <text:p>11166</text:p>
          </table:table-cell>
          <table:table-cell table:number-columns-repeated="2"/>
          <table:table-cell office:value-type="float" office:value="3433">
            <text:p>3433</text:p>
          </table:table-cell>
          <table:table-cell office:value-type="float" office:value="2440">
            <text:p>2440</text:p>
          </table:table-cell>
          <table:table-cell office:value-type="float" office:value="218366">
            <text:p>218366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Lesotho 2015</text:p>
          </table:table-cell>
          <table:table-cell table:number-columns-repeated="18"/>
        </table:table-row>
        <table:table-row table:style-name="ro1">
          <table:table-cell/>
          <table:table-cell table:number-columns-repeated="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6467">
            <text:p>56467</text:p>
          </table:table-cell>
          <table:table-cell office:value-type="float" office:value="2721">
            <text:p>2721</text:p>
          </table:table-cell>
          <table:table-cell office:value-type="float" office:value="31508">
            <text:p>31508</text:p>
          </table:table-cell>
          <table:table-cell office:value-type="float" office:value="3413">
            <text:p>3413</text:p>
          </table:table-cell>
          <table:table-cell office:value-type="float" office:value="5651">
            <text:p>5651</text:p>
          </table:table-cell>
          <table:table-cell table:formula="of:=1689+1285+1265+1259+1008+941+751+582+577+531+390+174" office:value-type="float" office:value="10452">
            <text:p>10452</text:p>
          </table:table-cell>
          <table:table-cell office:value-type="float" office:value="215022">
            <text:p>215022</text:p>
          </table:table-cell>
          <table:table-cell office:value-type="float" office:value="1951">
            <text:p>1951</text:p>
          </table:table-cell>
          <table:table-cell office:value-type="float" office:value="5404">
            <text:p>5404</text:p>
          </table:table-cell>
          <table:table-cell table:number-columns-repeated="2"/>
          <table:table-cell office:value-type="float" office:value="9829">
            <text:p>9829</text:p>
          </table:table-cell>
          <table:table-cell table:number-columns-repeated="4"/>
          <table:table-cell office:value-type="float" office:value="218573">
            <text:p>218573</text:p>
          </table:table-cell>
          <table:table-cell office:value-type="float" office:value="6731">
            <text:p>6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21:57:10</meta:creation-date>
    <dc:date>2015-10-28T00:22:00</dc:date>
    <meta:editing-duration>PT33M7S</meta:editing-duration>
    <meta:editing-cycles>21</meta:editing-cycles>
    <meta:generator>LibreOffice/3.5$Linux_x86 LibreOffice_project/350m1$Build-2</meta:generator>
    <meta:document-statistic meta:table-count="5" meta:cell-count="880" meta:object-count="0"/>
  </office:meta>
</office:document-meta>
</file>